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text-line-through-style="none" style:font-name="Calibri" fo:font-size="11pt" fo:language="en" fo:country="US" fo:font-style="normal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9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solid" svg:stroke-width="0.071cm" svg:stroke-color="#385d8a" svg:stroke-opacity="100%" svg:stroke-linecap="butt" draw:fill="solid" draw:fill-color="#ccc1da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1cm" svg:stroke-color="#385d8a" draw:marker-end="a89" svg:stroke-opacity="100%" svg:stroke-linecap="butt" draw:fill="solid" draw:fill-color="#fac090" draw:opacity="50%" draw:textarea-horizontal-align="left" draw:textarea-vertical-align="top" draw:auto-grow-height="false" draw:auto-grow-width="false" fo:min-height="0cm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71cm" svg:stroke-color="#385d8a" svg:stroke-opacity="100%" svg:stroke-linecap="butt" draw:fill="solid" draw:fill-color="#d7e4bd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solid" svg:stroke-width="0.071cm" svg:stroke-color="#385d8a" svg:stroke-opacity="100%" svg:stroke-linecap="butt" draw:fill="solid" draw:fill-color="#8eb4e3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106cm" svg:stroke-color="#385d8a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.044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>
      <style:graphic-properties draw:marker-end="a89" draw:textarea-horizontal-align="center" draw:textarea-vertical-align="middle"/>
    </style:style>
    <style:style style:name="gr9" style:family="graphic">
      <style:graphic-properties draw:marker-start="" draw:marker-end="a89" draw:textarea-horizontal-align="center" draw:textarea-vertical-align="middle"/>
    </style:style>
    <style:style style:name="gr10" style:family="graphic">
      <style:graphic-properties draw:stroke="solid" svg:stroke-width="0.106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>
      <style:graphic-properties draw:textarea-horizontal-align="justify" draw:textarea-vertical-align="middle" draw:auto-grow-height="false" fo:min-height="0cm" fo:min-width="0cm"/>
    </style:style>
    <style:style style:name="gr12" style:family="graphic">
      <style:graphic-properties draw:stroke="solid" svg:stroke-width="0.071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line-through-style="none" style:text-position="0% 100%" style:font-name="Calibri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3pt" style:language-asian="ja" style:country-asian="JP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R図" table:style-name="ta1">
        <table:shapes>
          <draw:line draw:z-index="14" draw:style-name="gr1" draw:text-style-name="P1" svg:x1="29.168cm" svg:y1="33.101cm" svg:x2="30.918cm" svg:y2="33.097cm">
            <text:p/>
          </draw:lin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V17" table:end-x="0.359cm" table:end-y="0.495cm" draw:z-index="2" draw:name="角丸四角形 110" draw:style-name="gr2" draw:text-style-name="P3" svg:width="29.499cm" svg:height="7.867cm" svg:x="0.656cm" svg:y="0.035cm">
              <text:p text:style-name="P2"><text:span text:style-name="T1">総合管理テーブル群（システム全体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>
            <draw:custom-shape table:end-cell-address="ER図.I63" table:end-x="1.232cm" table:end-y="0.486cm" draw:z-index="1" draw:name="角丸四角形 112" draw:style-name="gr3" draw:text-style-name="P4" svg:width="12.834cm" svg:height="21.604cm" svg:x="0.776cm" svg:y="0.115cm">
              <text:p text:style-name="P2"><text:span text:style-name="T1">システム管理テーブル群（各顧客企業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ER図.Z64" table:end-x="1.107cm" table:end-y="0.039cm" draw:z-index="0" draw:name="角丸四角形 114" draw:style-name="gr4" draw:text-style-name="P3" svg:width="26.099cm" svg:height="21.519cm" svg:x="0.861cm" svg:y="0.247cm">
              <text:p text:style-name="P2"><text:span text:style-name="T1">作業管理テーブル群（作業管理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>
            <draw:custom-shape table:end-cell-address="ER図.AD54" table:end-x="1.516cm" table:end-y="0.018cm" draw:z-index="3" draw:name="角丸四角形 1" draw:style-name="gr5" draw:text-style-name="P3" svg:width="6.372cm" svg:height="16.348cm" svg:x="0.205cm" svg:y="0.459cm">
              <text:p text:style-name="P5"><text:span text:style-name="T1">システム基盤テーブル群（運用では書き込まない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g table:end-cell-address="ER図.C33" table:end-x="1.331cm" table:end-y="0.028cm" draw:z-index="6">
              <draw:custom-shape draw:name="正方形/長方形 118" draw:style-name="gr6" draw:text-style-name="P4" svg:width="3.63cm" svg:height="0.626cm" svg:x="1.075cm" svg:y="0.083cm">
                <text:p text:style-name="P2"><text:span text:style-name="T1">人員テーブル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19" draw:style-name="gr7" draw:text-style-name="P6" svg:width="3.63cm" svg:height="1.563cm" svg:x="1.075cm" svg:y="0.709cm">
                <text:p text:style-name="P2"><text:span text:style-name="T1">人員</text:span><text:span text:style-name="T1">ID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120" draw:style-name="gr7" draw:text-style-name="P4" svg:width="3.63cm" svg:height="2.661cm" svg:x="1.075cm" svg:y="2.305cm">
                <text:p text:style-name="P2"><text:span text:style-name="T1">名前</text:span></text:p>
                <text:p text:style-name="P2"><text:span text:style-name="T1">メールアドレス</text:span></text:p>
                <text:p text:style-name="P2"><text:span text:style-name="T1">パスワード</text:span></text:p>
                <text:p text:style-name="P2"><text:span text:style-name="T1">パスワード更新日</text:span></text:p>
                <text:p text:style-name="P2"><text:span text:style-name="T1">状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4"/>
          <table:table-cell>
            <draw:g table:end-cell-address="ER図.I32" table:end-x="0.765cm" table:end-y="0.384cm" draw:z-index="7" draw:name="グループ化 117">
              <draw:custom-shape draw:name="正方形/長方形 118" draw:style-name="gr6" draw:text-style-name="P4" svg:width="3.324cm" svg:height="0.609cm" svg:x="1.384cm" svg:y="0.081cm">
                <text:p text:style-name="P2"><text:span text:style-name="T1">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324cm" svg:height="1.988cm" svg:x="1.384cm" svg:y="0.69cm">
                <text:p text:style-name="P2"><text:span text:style-name="T1">部署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324cm" svg:height="2.15cm" svg:x="1.384cm" svg:y="2.678cm">
                <text:p text:style-name="P2"><text:span text:style-name="T1">責任者</text:span><text:span text:style-name="T1">ID</text:span></text:p>
                <text:p text:style-name="P2"><text:span text:style-name="T1">名称</text:span></text:p>
                <text:p text:style-name="P2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>
          <table:table-cell table:number-columns-repeated="11"/>
          <table:table-cell>
            <draw:g table:end-cell-address="ER図.N33" table:end-x="0.275cm" table:end-y="0.219cm" draw:z-index="20" draw:name="グループ化 117">
              <draw:custom-shape draw:name="正方形/長方形 118" draw:style-name="gr6" draw:text-style-name="P4" svg:width="3.569cm" svg:height="0.598cm" svg:x="0.08cm" svg:y="0.001cm">
                <text:p text:style-name="P2"><text:span text:style-name="T1">投影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0.08cm" svg:y="0.599cm">
                <text:p text:style-name="P2"><text:span text:style-name="T2">投影元</text:span><text:span text:style-name="T2">ID</text:span><text:span text:style-name="T2">（</text:span><text:span text:style-name="T2">FK</text:span><text:span text:style-name="T2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0.08cm" svg:y="2.551cm">
                <text:p text:style-name="P2"><text:span text:style-name="T1">投影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2"/>
        </table:table-row>
        <table:table-row table:style-name="ro1">
          <table:table-cell table:number-columns-repeated="26"/>
          <table:table-cell>
            <draw:g table:end-cell-address="ER図.AD37" table:end-x="0.59cm" table:end-y="0.298cm" draw:z-index="4" draw:name="グループ化 117">
              <draw:custom-shape draw:name="正方形/長方形 118" draw:style-name="gr6" draw:text-style-name="P3" svg:width="4.741cm" svg:height="0.741cm" svg:x="0.91cm" svg:y="0.445cm">
                <text:p text:style-name="P2"><text:span text:style-name="T1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3" svg:width="4.741cm" svg:height="2.42cm" svg:x="0.91cm" svg:y="1.186cm">
                <text:p text:style-name="P2"><text:span text:style-name="T3">種別英名</text:span></text:p>
                <text:p text:style-name="P2"><text:span text:style-name="T3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3" svg:width="4.741cm" svg:height="2.617cm" svg:x="0.91cm" svg:y="3.606cm">
                <text:p text:style-name="P2"><text:span text:style-name="T1">表示名称</text:span></text:p>
                <text:p text:style-name="P2"><text:span text:style-name="T1">略称</text:span></text:p>
                <text:p text:style-name="P2"><text:span text:style-name="T1">備考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>
          <table:table-cell table:number-columns-repeated="2"/>
          <table:table-cell>
            <draw:line table:end-cell-address="ER図.F39" table:end-x="1.252cm" table:end-y="0.099cm" draw:z-index="23" draw:style-name="gr8" draw:text-style-name="P1" svg:x1="1.342cm" svg:y1="0.098cm" svg:x2="6.313cm" svg:y2="6.518cm">
              <text:p/>
            </draw:line>
          </table:table-cell>
          <table:table-cell table:number-columns-repeated="5"/>
          <table:table-cell>
            <draw:line table:end-cell-address="ER図.L27" table:end-x="0.079cm" table:end-y="0.166cm" draw:z-index="21" draw:style-name="gr8" draw:text-style-name="P1" svg:x1="0.751cm" svg:y1="0.198cm" svg:x2="4.001cm" svg:y2="0.659cm">
              <text:p/>
            </draw:line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>
            <draw:line table:end-cell-address="ER図.H36" table:end-x="0.207cm" table:end-y="0.132cm" draw:z-index="15" draw:style-name="gr9" draw:text-style-name="P1" svg:x1="0.207cm" svg:y1="0.429cm" svg:x2="0.207cm" svg:y2="2.108cm">
              <text:p/>
            </draw:line>
          </table:table-cell>
          <table:table-cell>
            <draw:line table:end-cell-address="ER図.L37" table:end-x="0.111cm" table:end-y="0.297cm" draw:z-index="22" draw:style-name="gr9" draw:text-style-name="P1" svg:x1="4.033cm" svg:y1="0.264cm" svg:x2="0.846cm" svg:y2="2.766cm">
              <text:p/>
            </draw:line>
          </table:table-cell>
          <table:table-cell table:number-columns-repeated="1015"/>
        </table:table-row>
        <table:table-row table:style-name="ro1">
          <table:table-cell/>
          <table:table-cell>
            <draw:line table:end-cell-address="ER図.B35" table:end-x="0.576cm" table:end-y="0.165cm" draw:z-index="19" draw:style-name="gr8" draw:text-style-name="P1" svg:x1="0.576cm" svg:y1="0.034cm" svg:x2="0.576cm" svg:y2="1.153cm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>
            <draw:g table:end-cell-address="ER図.C45" table:end-x="1.597cm" table:end-y="0.213cm" draw:z-index="18" draw:name="グループ化 117">
              <draw:custom-shape draw:name="正方形/長方形 118" draw:style-name="gr6" draw:text-style-name="P4" svg:width="3.569cm" svg:height="0.598cm" svg:x="1.402cm" svg:y="0.489cm">
                <text:p text:style-name="P2"><text:span text:style-name="T1">ログ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1.402cm" svg:y="1.087cm">
                <text:p text:style-name="P2"><text:span text:style-name="T2">ログ</text:span><text:span text:style-name="T2">ID</text:span></text:p>
                <text:p text:style-name="P2"><text:span text:style-name="T2">アクセスユーザー</text:span><text:span text:style-name="T2">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402cm" svg:y="3.039cm">
                <text:p text:style-name="P2"><text:span text:style-name="T1">類別</text:span></text:p>
                <text:p text:style-name="P2"><text:span text:style-name="T1">機能</text:span></text:p>
                <text:p text:style-name="P2"><text:span text:style-name="T1">プログラムパス</text:span></text:p>
                <text:p text:style-name="P2"><text:span text:style-name="T1">ログ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5"/>
          <table:table-cell>
            <draw:g table:end-cell-address="ER図.I45" table:end-x="0.842cm" table:end-y="0.392cm" draw:z-index="8" draw:name="グループ化 117">
              <draw:custom-shape draw:name="正方形/長方形 118" draw:style-name="gr6" draw:text-style-name="P4" svg:width="3.569cm" svg:height="0.598cm" svg:x="1.216cm" svg:y="0.174cm">
                <text:p text:style-name="P2"><text:span text:style-name="T1">階層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1.216cm" svg:y="0.772cm">
                <text:p text:style-name="P2"><text:span text:style-name="T2">下位</text:span><text:span text:style-name="T2">ID</text:span><text:span text:style-name="T2">（</text:span><text:span text:style-name="T2">FK</text:span><text:span text:style-name="T2">）</text:span></text:p>
                <text:p text:style-name="P2"><text:span text:style-name="T2">通番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4" svg:width="3.569cm" svg:height="2.112cm" svg:x="1.216cm" svg:y="2.724cm">
                <text:p text:style-name="P2"><text:span text:style-name="T1">上位</text:span><text:span text:style-name="T1">ID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>
            <draw:g table:end-cell-address="ER図.AD51" table:end-x="0.675cm" table:end-y="0.021cm" draw:z-index="5" draw:name="グループ化 122">
              <draw:custom-shape draw:name="正方形/長方形 123" draw:style-name="gr6" draw:text-style-name="P3" svg:width="4.72cm" svg:height="0.741cm" svg:x="1.016cm" svg:y="0.148cm">
                <text:p text:style-name="P2"><text:span text:style-name="T1">画面メッセージ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4" draw:style-name="gr7" draw:text-style-name="P3" svg:width="4.72cm" svg:height="2.442cm" svg:x="1.016cm" svg:y="0.889cm">
                <text:p text:style-name="P2"><text:span text:style-name="T3">メッセージ番号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5" draw:style-name="gr7" draw:text-style-name="P3" svg:width="4.72cm" svg:height="2.616cm" svg:x="1.016cm" svg:y="3.331cm">
                <text:p text:style-name="P2"><text:span text:style-name="T1">種別</text:span></text:p>
                <text:p text:style-name="P2"><text:span text:style-name="T1">エラーメッセージ</text:span></text:p>
                <text:p text:style-name="P2"><text:span text:style-name="T1">対応メッセージ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AA74" table:end-x="1.06cm" table:end-y="0.464cm" draw:z-index="9" draw:name="フローチャート: 処理 302" draw:style-name="gr10" draw:text-style-name="P7" svg:width="14.556cm" svg:height="4.847cm" svg:x="0cm" svg:y="0.061cm">
              <text:p text:style-name="P2"><text:span text:style-name="T4">凡例</text:span></text:p>
              <text:p text:style-name="P2"><text:span text:style-name="T4">　　　　　　　　　リレーション　１対多</text:span></text:p>
              <text:p text:style-name="P2"><text:span text:style-name="T4">　　　　　　　　　リレーション　１対１</text:span></text:p>
              <text:p text:style-name="P2"><text:span text:style-name="T4">　　　　　　　　　データ移動、データ更新</text:span></text:p>
              <text:p text:style-name="P2"><text:span text:style-name="T4">　　　　　　　　　処理</text:span></text:p>
              <text:p text:style-name="P2"><text:span text:style-name="T4">　　　　　　　　　本システムの</text:span><text:span text:style-name="T4">web</text:span><text:span text:style-name="T4">画面</text:span></text:p>
              <text:p text:style-name="P2"><text:span text:style-name="T4">　　　　　　　　　本システム外との入出力通信</text:span></text:p>
              <text:p text:style-name="P2"><text:span text:style-name="T1"/></text:p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5"/>
          <table:table-cell>
            <draw:g table:end-cell-address="ER図.AA72" table:end-x="0.714cm" table:end-y="0.297cm" draw:z-index="10" draw:name="グループ化 303">
              <draw:custom-shape draw:name="正方形/長方形 304" draw:style-name="gr6" draw:text-style-name="P4" svg:width="2.598cm" svg:height="0.96cm" svg:x="1.49cm" svg:y="0.132cm">
                <text:p text:style-name="P2"><text:span text:style-name="T1">ＤＢ名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5" draw:style-name="gr7" draw:text-style-name="P4" svg:width="2.598cm" svg:height="1.152cm" svg:x="1.49cm" svg:y="1.197cm">
                <text:p text:style-name="P2"><text:span text:style-name="T3">主キー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6" draw:style-name="gr7" draw:text-style-name="P4" svg:width="2.598cm" svg:height="1.404cm" svg:x="1.49cm" svg:y="2.349cm">
                <text:p text:style-name="P2"><text:span text:style-name="T1">項目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999"/>
        </table:table-row>
        <table:table-row table:style-name="ro1">
          <table:table-cell table:number-columns-repeated="18"/>
          <table:table-cell>
            <draw:line table:end-cell-address="ER図.T66" table:end-x="0.955cm" table:end-y="0.428cm" draw:z-index="16" draw:style-name="gr8" draw:text-style-name="P1" svg:x1="1.208cm" svg:y1="0.428cm" svg:x2="2.642cm" svg:y2="0.428cm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0" table:end-x="1.143cm" table:end-y="0.04cm" draw:z-index="17" draw:style-name="gr11" svg:width="2.007cm" svg:height="0.56cm" svg:x="0.823cm" svg:y="0.46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1" table:end-x="1.107cm" table:end-y="0.332cm" draw:z-index="11" draw:name="フローチャート: 処理 311" draw:style-name="gr12" draw:text-style-name="P8" svg:width="1.682cm" svg:height="0.438cm" svg:x="1.112cm" svg:y="0.388cm">
              <text:p/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3" table:end-x="0.991cm" table:end-y="0.075cm" draw:z-index="13" draw:name="稲妻 318" draw:style-name="gr12" draw:text-style-name="P8" svg:width="1.748cm" svg:height="0.497cm" svg:x="0.93cm" svg:y="0.072cm">
              <text:p/>
              <draw:enhanced-geometry svg:viewBox="0 0 21600 21600" draw:mirror-horizontal="true" draw:mirror-vertical="false" draw:text-areas="?f36 ?f38 ?f37 ?f39" draw:glue-points="?f22 ?f23 ?f24 ?f25 ?f26 ?f27 ?f28 ?f29 ?f30 ?f31 ?f32 ?f33 ?f34 ?f35" draw:type="non-primitive" draw:enhanced-path="M 8472 0 L 12860 6080 11050 6797 16577 12007 14767 12877 21600 21600 10012 14915 12222 13987 5022 9705 7602 8382 0 389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5 * 5022 / 21600"/>
                <draw:equation draw:name="f9" draw:formula="?f5 * 8472 / 21600"/>
                <draw:equation draw:name="f10" draw:formula="?f5 * 8757 / 21600"/>
                <draw:equation draw:name="f11" draw:formula="?f5 * 10012 / 21600"/>
                <draw:equation draw:name="f12" draw:formula="?f5 * 12860 / 21600"/>
                <draw:equation draw:name="f13" draw:formula="?f5 * 13917 / 21600"/>
                <draw:equation draw:name="f14" draw:formula="?f5 * 16577 / 21600"/>
                <draw:equation draw:name="f15" draw:formula="?f4 * 3890 / 21600"/>
                <draw:equation draw:name="f16" draw:formula="?f4 * 6080 / 21600"/>
                <draw:equation draw:name="f17" draw:formula="?f4 * 7437 / 21600"/>
                <draw:equation draw:name="f18" draw:formula="?f4 * 9705 / 21600"/>
                <draw:equation draw:name="f19" draw:formula="?f4 * 12007 / 21600"/>
                <draw:equation draw:name="f20" draw:formula="?f4 * 14277 / 21600"/>
                <draw:equation draw:name="f21" draw:formula="?f4 * 14915 / 21600"/>
                <draw:equation draw:name="f22" draw:formula="?f9 / ?f6"/>
                <draw:equation draw:name="f23" draw:formula="?f2 / ?f7"/>
                <draw:equation draw:name="f24" draw:formula="?f0 / ?f6"/>
                <draw:equation draw:name="f25" draw:formula="?f15 / ?f7"/>
                <draw:equation draw:name="f26" draw:formula="?f8 / ?f6"/>
                <draw:equation draw:name="f27" draw:formula="?f18 / ?f7"/>
                <draw:equation draw:name="f28" draw:formula="?f11 / ?f6"/>
                <draw:equation draw:name="f29" draw:formula="?f21 / ?f7"/>
                <draw:equation draw:name="f30" draw:formula="?f1 / ?f6"/>
                <draw:equation draw:name="f31" draw:formula="?f3 / ?f7"/>
                <draw:equation draw:name="f32" draw:formula="?f14 / ?f6"/>
                <draw:equation draw:name="f33" draw:formula="?f19 / ?f7"/>
                <draw:equation draw:name="f34" draw:formula="?f12 / ?f6"/>
                <draw:equation draw:name="f35" draw:formula="?f16 / ?f7"/>
                <draw:equation draw:name="f36" draw:formula="?f10 / ?f6"/>
                <draw:equation draw:name="f37" draw:formula="?f13 / ?f6"/>
                <draw:equation draw:name="f38" draw:formula="?f17 / ?f7"/>
                <draw:equation draw:name="f39" draw:formula="?f20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8"/>
          <table:table-cell>
            <draw:g table:end-cell-address="ER図.T74" table:end-x="1.114cm" table:end-y="0.069cm" draw:z-index="12" draw:name="グループ化 315">
              <draw:custom-shape draw:name="フローチャート : 表示 316" draw:style-name="gr12" draw:text-style-name="P3" svg:width="2.107cm" svg:height="0.417cm" svg:x="0.694cm" svg:y="0.036cm">
                <text:p/>
                <draw:enhanced-geometry svg:viewBox="0 0 373380 165213" draw:mirror-horizontal="false" draw:mirror-vertical="false" draw:text-areas="?f17 ?f12 ?f18 ?f15" draw:glue-points="?f11 ?f12 ?f13 ?f14 ?f11 ?f15 ?f16 ?f14" draw:type="non-primitive" draw:enhanced-path="M 0 82607 L 62230 0 311150 0 A ?f58 ?f59 ?f60 ?f61 311150 0 ?f55 ?f57 W ?f62 ?f63 ?f64 ?f65 311150 0 ?f55 ?f57 L 62230 16521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373380"/>
                  <draw:equation draw:name="f10" draw:formula="?f6 / 165213"/>
                  <draw:equation draw:name="f11" draw:formula="186690 / ?f9"/>
                  <draw:equation draw:name="f12" draw:formula="0 / ?f10"/>
                  <draw:equation draw:name="f13" draw:formula="0 / ?f9"/>
                  <draw:equation draw:name="f14" draw:formula="82607 / ?f10"/>
                  <draw:equation draw:name="f15" draw:formula="165213 / ?f10"/>
                  <draw:equation draw:name="f16" draw:formula="373380 / ?f9"/>
                  <draw:equation draw:name="f17" draw:formula="62230 / ?f9"/>
                  <draw:equation draw:name="f18" draw:formula="3111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62230"/>
                  <draw:equation draw:name="f30" draw:formula="sin(?f26)"/>
                  <draw:equation draw:name="f31" draw:formula="0 - ?f30"/>
                  <draw:equation draw:name="f32" draw:formula="?f31 * 82607"/>
                  <draw:equation draw:name="f33" draw:formula="sqrt(?f29 * ?f29 + ?f32 * ?f32 + 0 * 0)"/>
                  <draw:equation draw:name="f34" draw:formula="62230 * 82607 / ?f33"/>
                  <draw:equation draw:name="f35" draw:formula="?f31 * ?f34"/>
                  <draw:equation draw:name="f36" draw:formula="311150 - ?f35"/>
                  <draw:equation draw:name="f37" draw:formula="?f28 * ?f34"/>
                  <draw:equation draw:name="f38" draw:formula="0 - ?f37"/>
                  <draw:equation draw:name="f39" draw:formula="?f36 - 62230"/>
                  <draw:equation draw:name="f40" draw:formula="?f38 - 82607"/>
                  <draw:equation draw:name="f41" draw:formula="?f36 + 62230"/>
                  <draw:equation draw:name="f42" draw:formula="?f38 + 82607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62230"/>
                  <draw:equation draw:name="f49" draw:formula="sin(?f45)"/>
                  <draw:equation draw:name="f50" draw:formula="0 - ?f49"/>
                  <draw:equation draw:name="f51" draw:formula="?f50 * 82607"/>
                  <draw:equation draw:name="f52" draw:formula="sqrt(?f48 * ?f48 + ?f51 * ?f51 + 0 * 0)"/>
                  <draw:equation draw:name="f53" draw:formula="62230 * 82607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311150, ?f39)"/>
                  <draw:equation draw:name="f59" draw:formula="if(?f22, 0, ?f40)"/>
                  <draw:equation draw:name="f60" draw:formula="if(?f22, 3111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 : 手操作入力 317" draw:style-name="gr12" draw:text-style-name="P3" svg:width="0.984cm" svg:height="0.291cm" svg:x="1.515cm" svg:y="0.272cm">
                <text:p/>
                <draw:enhanced-geometry svg:viewBox="0 0 5 5" draw:mirror-horizontal="false" draw:mirror-vertical="false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変更履歴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名前</text:p>
          </table:table-cell>
        </table:table-row>
        <table:table-row table:style-name="ro1">
          <table:table-cell table:style-name="ce3" office:value-type="date" office:date-value="2021-07-28">
            <text:p>7月28日</text:p>
          </table:table-cell>
          <table:table-cell office:value-type="string">
            <text:p>投影テーブル削除</text:p>
          </table:table-cell>
          <table:table-cell office:value-type="string">
            <text:p>下田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89" svg:viewBox="0 0 20 30" svg:d="M10 0l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47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2" fo:font-size="22pt" style:font-name-asian="ＭＳ Ｐゴシック" style:font-size-asian="22pt" style:font-name-complex="ＭＳ Ｐゴシック" style:font-size-complex="2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1:30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2">2021/08/02</text:date> <text:time>11:30:0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dc:creator>B-FORME </dc:creator>
    <meta:creation-date>2006-09-16T00:00:00Z</meta:creation-date>
    <dc:date>2021-08-02T11:30:01.98</dc:date>
    <meta:editing-duration>PT8H28M24S</meta:editing-duration>
    <meta:editing-cycles>48</meta:editing-cycles>
    <meta:document-statistic meta:table-count="2" meta:cell-count="6" meta:object-count="24"/>
  </office:meta>
</office:document-meta>
</file>